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5.3272in"/>
    </style:style>
    <style:style style:name="co5" style:family="table-column">
      <style:table-column-properties fo:break-before="auto" style:column-width="4.9283in"/>
    </style:style>
    <style:style style:name="co7" style:family="table-column">
      <style:table-column-properties fo:break-before="auto" style:column-width="4.4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1.7307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7.0165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style:font-name="Liberation Sans" fo:font-size="10pt" fo:language="en" fo:country="US" fo:font-weight="bold" style:font-size-asian="10pt" style:language-asian="zh" style:country-asian="CN" style:font-weight-asian="bold" style:font-size-complex="10pt" style:language-complex="hi" style:country-complex="IN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weight="bold" style:font-name-asian="DejaVu Sans" style:font-weight-asian="bold" style:font-name-complex="DejaVu Sans" style:font-weight-complex="bold"/>
    </style:style>
    <style:style style:name="T3" style:family="text">
      <style:text-properties style:font-weight-asian="bold" style:font-weight-complex="bold"/>
    </style:style>
    <style:style style:name="T4" style:family="text">
      <style:text-properties style:font-name="Liberation Sans"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Protocol</text:p>
          </table:table-cell>
          <table:table-cell table:style-name="ce1" office:value-type="string">
            <text:p>Connection Manager</text:p>
          </table:table-cell>
          <table:table-cell table:style-name="ce1" office:value-type="string">
            <text:p>Reliability</text:p>
          </table:table-cell>
          <table:table-cell table:style-name="ce1" office:value-type="string">
            <text:p>Congestion Control</text:p>
          </table:table-cell>
          <table:table-cell table:style-name="ce6" table:formula="of:=TODAY()" office:value-type="date" office:date-value="2011-04-21">
            <text:p>04/21/11</text:p>
          </table:table-cell>
        </table:table-row>
        <table:table-row table:style-name="ro2">
          <table:table-cell office:value-type="string">
            <text:p>connect() (ConnectEvent)</text:p>
          </table:table-cell>
          <table:table-cell/>
          <table:table-cell office:value-type="string">
            <text:p>Send SYN [SendPacket];</text:p>
            <text:p>→ SynSent</text:p>
          </table:table-cell>
          <table:table-cell table:number-columns-repeated="3"/>
        </table:table-row>
        <table:table-row table:style-name="ro3">
          <table:table-cell office:value-type="string">
            <text:p>send() (SendEvent)</text:p>
          </table:table-cell>
          <table:table-cell office:value-type="string">
            <text:p>if can send &amp;&amp; room in send buffer:</text:p>
            <text:p><text:s/>put in send buffer;</text:p>
            <text:p><text:s/>dispatch [SendBufferNotEmpty] event;</text:p>
            <text:p><text:s/>dispatch ResponseEvent (signaling that all data passed in is in the send buffer);</text:p>
            <text:p>else save SendEvent;</text:p>
          </table:table-cell>
          <table:table-cell table:number-columns-repeated="4"/>
        </table:table-row>
        <table:table-row table:style-name="ro4">
          <table:table-cell office:value-type="string">
            <text:p>SendBufferNotFull</text:p>
          </table:table-cell>
          <table:table-cell office:value-type="string">
            <text:p>if room in send buffer &amp;&amp; saved SendEvent:</text:p>
            <text:p><text:s/>put in send buffer; </text:p>
            <text:p><text:s/>dispatch [SendBufferNotEmpty] event; </text:p>
            <text:p><text:s/>dispatch ResponseEvent (signaling that all data passed in is in the send buffer);</text:p>
            <text:p/>
            <text:p><text:span text:style-name="T1"/></text:p>
          </table:table-cell>
          <table:table-cell table:number-columns-repeated="4"/>
        </table:table-row>
        <table:table-row table:style-name="ro4">
          <table:table-cell office:value-type="string">
            <text:p>SendBufferNotEmpty</text:p>
          </table:table-cell>
          <table:table-cell table:number-columns-repeated="3"/>
          <table:table-cell office:value-type="string">
            <text:p>If number of outstanding packets == 0: </text:p>
            <text:p><text:s/>Create Packet;</text:p>
            <text:p><text:s/>Fill in data;</text:p>
            <text:p><text:s/>Outstanding += 1</text:p>
            <text:p><text:s/>[SendPacket]; </text:p>
            <text:p><text:s/>[SendBufferNotFull];</text:p>
          </table:table-cell>
          <table:table-cell/>
        </table:table-row>
        <table:table-row table:style-name="ro5">
          <table:table-cell office:value-type="string">
            <text:p>SendPacket</text:p>
          </table:table-cell>
          <table:table-cell office:value-type="string">
            <text:p>NetworkSend (This happens last)</text:p>
          </table:table-cell>
          <table:table-cell/>
          <table:table-cell office:value-type="string">
            <text:p>Update Sequence Number:</text:p>
            <text:p><text:s/>Fill in packet sequence number from central store</text:p>
            <text:p><text:s/>Increment the central store</text:p>
            <text:p/>
            <text:p>If central Ack number != 0</text:p>
            <text:p><text:s/>Set the ACK bit</text:p>
            <text:p><text:s/>Fill in packet ack number from central store</text:p>
            <text:p/>
            <text:p>If not pure Ack: </text:p>
            <text:p><text:s/>Cache Packet; </text:p>
            <text:p><text:s/>Set Timer [TimeoutEvent];</text:p>
          </table:table-cell>
          <table:table-cell office:value-type="string">
            <text:p>Save last sent sequence number (CC's own variable)</text:p>
            <text:p/>
            <text:p>if(packet has SYN bit set <text:span text:style-name="T1">OR packet has FIN bit set</text:span>):</text:p>
            <text:p><text:s/>Outstanding += 1</text:p>
          </table:table-cell>
          <table:table-cell/>
        </table:table-row>
        <table:table-row table:style-name="ro6">
          <table:table-cell office:value-type="string">
            <text:p>TimerFired</text:p>
          </table:table-cell>
          <table:table-cell/>
          <table:table-cell table:style-name="ce3" office:value-type="string">
            <text:p><text:span text:style-name="T3">if state == TimeWait:</text:span></text:p>
            <text:p><text:span text:style-name="T3"><text:s/>→ </text:span><text:span text:style-name="T3">Closed;</text:span></text:p>
            <text:p><text:span text:style-name="T3"><text:s/></text:span><text:span text:style-name="T3">Dispatch [DeleteSocketEvent];</text:span></text:p>
          </table:table-cell>
          <table:table-cell office:value-type="string">
            <text:p>[ResendPacket] with lowest sequence number from cache;</text:p>
            <text:p>Reset timer [TimeoutEvent];</text:p>
          </table:table-cell>
          <table:table-cell table:number-columns-repeated="2"/>
        </table:table-row>
        <table:table-row table:style-name="ro1">
          <table:table-cell office:value-type="string">
            <text:p>ResendPacket</text:p>
          </table:table-cell>
          <table:table-cell office:value-type="string">
            <text:p>NetworkSend</text:p>
          </table:table-cell>
          <table:table-cell table:number-columns-repeated="4"/>
        </table:table-row>
        <table:table-row table:style-name="ro7">
          <table:table-cell office:value-type="string">
            <text:p>NetworkReceivePacket</text:p>
          </table:table-cell>
          <table:table-cell office:value-type="string">
            <text:p>If data and receive buffer is full:</text:p>
            <text:p><text:s/>Discard packet</text:p>
            <text:p/>
            <text:p><text:span text:style-name="T1"># This needs to happen after all calls to all modules</text:span></text:p>
            <text:p><text:span text:style-name="T2">If saved CloseEvent &amp;&amp; send buffer is empty &amp;&amp; # outstanding == 0:</text:span></text:p>
            <text:p><text:span text:style-name="T2"><text:s/></text:span><text:span text:style-name="T2">Dispatch saved CloseEvent;</text:span></text:p>
            <text:p><text:span text:style-name="T2"><text:s/></text:span><text:span text:style-name="T2">Set saved CloseEvent to be NULL;</text:span></text:p>
          </table:table-cell>
          <table:table-cell office:value-type="string">
            <text:p>if SynAck &amp;&amp; state == SynSent:</text:p>
            <text:p><text:s/>→ Established;</text:p>
            <text:p><text:span text:style-name="T4"><text:s/></text:span><text:span text:style-name="T4">Create Packet;</text:span></text:p>
            <text:p><text:span text:style-name="T4"><text:s/></text:span><text:span text:style-name="T4">[SendPacket];</text:span></text:p>
            <text:p><text:s/>dispatch [ResponseEvent];</text:p>
            <text:p/>
            <text:p>If Syn &amp;&amp; state == Accept:</text:p>
            <text:p><text:s/>→ SynReceived</text:p>
            <text:p><text:s/>Create new socket</text:p>
            <text:p><text:s/>dispatch [ConnectionInitiatedEvent];</text:p>
            <text:p><text:s/>Create Packet;</text:p>
            <text:p><text:s/>Set SYN bit;</text:p>
            <text:p><text:s/>[SendPacket];</text:p>
            <text:p/>
            <text:p>If Ack &amp;&amp; state == SynReceived:</text:p>
            <text:p><text:s/>→ Established</text:p>
            <text:p><text:s/>Dispatch [ConnectionEstablishedEvent]</text:p>
            <text:p/>
            <text:p><text:span text:style-name="T1">If Fin &amp;&amp; state == Established:</text:span></text:p>
            <text:p><text:span text:style-name="T1"><text:s/>→ </text:span><text:span text:style-name="T1">CloseWait;</text:span></text:p>
            <text:p><text:span text:style-name="T1"><text:s/></text:span><text:span text:style-name="T2">Create Packet; (ACK)</text:span></text:p>
            <text:p><text:span text:style-name="T2"><text:s/></text:span><text:span text:style-name="T2">Dispatch [SendPacket];</text:span></text:p>
            <text:p><text:span text:style-name="T2"><text:s/></text:span><text:span text:style-name="T2">Dispatch [ResponseEvent] (so we can stop calling recv(), send())</text:span></text:p>
            <text:p><text:span text:style-name="T2"/></text:p>
            <text:p><text:span text:style-name="T2">If Ack &amp;&amp; state == FinWait1:</text:span></text:p>
            <text:p><text:span text:style-name="T2"><text:s/>→ </text:span><text:span text:style-name="T2">FinWait2;</text:span></text:p>
            <text:p><text:span text:style-name="T2"/></text:p>
            <text:p><text:span text:style-name="T2">If Fin &amp;&amp; state == FinWait2:</text:span></text:p>
            <text:p><text:span text:style-name="T2"><text:s/>→ </text:span><text:span text:style-name="T2">TimeWait;</text:span></text:p>
            <text:p><text:span text:style-name="T2"><text:s/></text:span><text:span text:style-name="T2">(On enter of TimeWait, set a timer for 2 MSL)</text:span></text:p>
            <text:p><text:span text:style-name="T2"><text:s/></text:span><text:span text:style-name="T2">CreatePacket; (ACK)</text:span></text:p>
            <text:p><text:span text:style-name="T2"><text:s/></text:span><text:span text:style-name="T2">[SendPacket];</text:span></text:p>
            <text:p><text:span text:style-name="T2"/></text:p>
            <text:p><text:span text:style-name="T2">If ACK &amp;&amp; state == LastAck:</text:span></text:p>
            <text:p><text:span text:style-name="T2"><text:s/></text:span><text:span text:style-name="T2">Dispatch [DeleteSocket];</text:span></text:p>
            <text:p><text:span text:style-name="T2"><text:s/>→ </text:span><text:span text:style-name="T2">Closed</text:span></text:p>
            <text:p><text:span text:style-name="T2"/></text:p>
            <text:p><text:span text:style-name="T2">If Fin &amp;&amp; state == FinWait1:</text:span></text:p>
            <text:p><text:span text:style-name="T2"><text:s/>→ </text:span><text:span text:style-name="T2">Closing;</text:span></text:p>
            <text:p><text:span text:style-name="T2"><text:s/></text:span><text:span text:style-name="T2">CreatePacket; (ACK)</text:span></text:p>
            <text:p><text:span text:style-name="T2"><text:s/></text:span><text:span text:style-name="T2">[SendPacket];</text:span></text:p>
            <text:p><text:span text:style-name="T2"/></text:p>
            <text:p><text:span text:style-name="T2">If ACK &amp;&amp; state == Closing:</text:span></text:p>
            <text:p><text:span text:style-name="T2"><text:s/>→ </text:span><text:span text:style-name="T2">TimeWait;</text:span></text:p>
            <text:p><text:span text:style-name="T2"/></text:p>
          </table:table-cell>
          <table:table-cell office:value-type="string">
            <text:p>if ACK &amp;&amp; packet ack number – 1 == last sent sequence number:</text:p>
            <text:p><text:s/>Remove from Cache</text:p>
            <text:p><text:s/>If #outstanding == 0 (cache is empty):</text:p>
            <text:p><text:s text:c="2"/>Cancel timer</text:p>
            <text:p/>
            <text:p>If sequence number of packet == saved ACK# OR context's ack number == 0:</text:p>
            <text:p><text:s/>Update ack #: saved ack number = packet.sequence number + 1</text:p>
            <text:p><text:s/>If data as well: Save data. [ReceiveBufferNotEmpty]</text:p>
            <text:p/>
            <text:p>Else if sequence number of packet - 1 == saved ACK#:</text:p>
            <text:p><text:s/>Update ACK#: saved ack number = packet.sequence number + 1</text:p>
            <text:p><text:span text:style-name="T4"><text:s/></text:span><text:span text:style-name="T4">If data as well: Save data. [ReceiveBufferNotEmpty]</text:span></text:p>
            <text:p/>
            <text:p>Else if sequence number of packet + 1 == saved ACK# AND #outstanding == 0:</text:p>
            <text:p><text:s/>Decrement central seq. # (-1)</text:p>
            <text:p><text:s/>If data length == 0:</text:p>
            <text:p><text:s text:c="3"/>[SendPacket] (we're sending another ACK for that packet)</text:p>
          </table:table-cell>
          <table:table-cell office:value-type="string">
            <text:p><text:span text:style-name="T4">if </text:span><text:span text:style-name="T2">outstanding &gt; 0 &amp;&amp; </text:span><text:span text:style-name="T4">ACK &amp;&amp; packet ack number – 1 == last sent sequence number:</text:span></text:p>
            <text:p><text:span text:style-name="T4"><text:s/></text:span><text:span text:style-name="T4">Outstanding -= 1</text:span></text:p>
            <text:p/>
            <text:p>If data received (packet.data length &gt; 0):</text:p>
            <text:p><text:s/>[SendPacket] (no data, this is an ack)</text:p>
            <text:p>Else If number of outstanding == 0 &amp;&amp; data to send: </text:p>
            <text:p><text:span text:style-name="T4"><text:s/></text:span><text:span text:style-name="T4">Create Packet;</text:span></text:p>
            <text:p><text:span text:style-name="T4"><text:s/></text:span><text:span text:style-name="T4">Fill in data;</text:span></text:p>
            <text:p><text:span text:style-name="T4"><text:s/></text:span><text:span text:style-name="T4">Outstanding += 1</text:span></text:p>
            <text:p><text:span text:style-name="T4"><text:s/></text:span><text:span text:style-name="T4">[SendPacket]; </text:span></text:p>
            <text:p><text:span text:style-name="T4"><text:s/></text:span><text:span text:style-name="T4">[SendBufferNotFull];</text:span></text:p>
          </table:table-cell>
          <table:table-cell/>
        </table:table-row>
        <table:table-row table:style-name="ro8">
          <table:table-cell office:value-type="string">
            <text:p>ConnectionInitiated</text:p>
          </table:table-cell>
          <table:table-cell office:value-type="string">
            <text:p>Copy contents to new socket</text:p>
            <text:p>Reset old socket context</text:p>
            <text:p>→ Listen</text:p>
            <text:p>Save new socket in protocol and framework (SocketCollection)</text:p>
          </table:table-cell>
          <table:table-cell table:number-columns-repeated="4"/>
        </table:table-row>
        <table:table-row table:style-name="ro1">
          <table:table-cell office:value-type="string">
            <text:p>ConnectionEstablished</text:p>
          </table:table-cell>
          <table:table-cell office:value-type="string">
            <text:p>dispatch [ResponseEvent] to front end (so front end can return from connect())</text:p>
          </table:table-cell>
          <table:table-cell table:number-columns-repeated="4"/>
        </table:table-row>
        <table:table-row table:style-name="ro2">
          <table:table-cell office:value-type="string">
            <text:p>ReceiveBufferNotEmpty</text:p>
          </table:table-cell>
          <table:table-cell office:value-type="string">
            <text:p>If saved ReceiveEvent:</text:p>
            <text:p><text:s/>Dispatch [ResponseEvent] with as much data as we possibly can put up to the amount specified by the application</text:p>
          </table:table-cell>
          <table:table-cell table:number-columns-repeated="4"/>
        </table:table-row>
        <table:table-row table:style-name="ro9">
          <table:table-cell office:value-type="string">
            <text:p>recv() (ReceiveEvent)</text:p>
          </table:table-cell>
          <table:table-cell office:value-type="string">
            <text:p>If NOT can receive:</text:p>
            <text:p><text:s/>Return;</text:p>
            <text:p/>
            <text:p>if data in the receive buffer:</text:p>
            <text:p><text:s/>Dispatch [ResponseEvent] with as much data as we possibly can put up to the amount specified by the application</text:p>
            <text:p>Else:</text:p>
            <text:p><text:s/>Save the ReceiveEvent</text:p>
          </table:table-cell>
          <table:table-cell table:number-columns-repeated="4"/>
        </table:table-row>
        <table:table-row table:style-name="ro5">
          <table:table-cell table:style-name="ce2" office:value-type="string">
            <text:p>CloseEvent</text:p>
          </table:table-cell>
          <table:table-cell table:style-name="ce2" office:value-type="string">
            <text:p>if send buffer is empty and #outstanding (read from CC) == 0:</text:p>
            <text:p><text:s/>Call close in connection manager</text:p>
            <text:p>Else</text:p>
            <text:p><text:s/>Save CloseEvent</text:p>
            <text:p/>
            <text:p>Dispatch [ResponseEvent] (indicating close)</text:p>
          </table:table-cell>
          <table:table-cell table:style-name="ce2" office:value-type="string">
            <text:p>if send buffer is empty &amp;&amp; state == Established:</text:p>
            <text:p><text:s/>→ FinWait1;</text:p>
            <text:p><text:s/>Create Packet;</text:p>
            <text:p><text:s/>Set Fin bit;</text:p>
            <text:p><text:s/>[SendPacket];</text:p>
            <text:p/>
            <text:p>If state == CloseWait:</text:p>
            <text:p><text:s/>→ LastAck;</text:p>
            <text:p><text:s/>Create Packet;</text:p>
            <text:p><text:s/>Set Fin bit;</text:p>
            <text:p><text:s/>[SendPacket];</text:p>
          </table:table-cell>
          <table:table-cell table:style-name="ce2"/>
          <table:table-cell table:style-name="ce2" office:value-type="string">
            <text:p>return #outstanding</text:p>
          </table:table-cell>
          <table:table-cell/>
        </table:table-row>
        <table:table-row table:style-name="ro3">
          <table:table-cell table:style-name="ce3" office:value-type="string">
            <text:p>DeleteSocket</text:p>
          </table:table-cell>
          <table:table-cell table:style-name="ce3" office:value-type="string">
            <text:p>Remove socket and context from:</text:p>
            <text:p><text:s/>1. Protocol</text:p>
            <text:p><text:s/>2. System (SocketManager)</text:p>
            <text:p><text:s/>3. TimeoutManager</text:p>
            <text:p><text:s/>4. Any Module that cares about sockets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" office:value-type="string">
            <text:p>Assumptions</text:p>
          </table:table-cell>
          <table:table-cell table:style-name="ce3"/>
          <table:table-cell table:style-name="ce4" office:value-type="string">
            <text:p>Commen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e only resend a packet on a timeout</text:p>
          </table:table-cell>
          <table:table-cell/>
          <table:table-cell office:value-type="string">
            <text:p>In Reliability:NetworkReceivePacket, should we be checking the ACK number instead of just checking to see if a packet is an ACK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e only update variables, save data, etc. when we get the exact packet we are expecting</text:p>
          </table:table-cell>
          <table:table-cell/>
          <table:table-cell office:value-type="string">
            <text:p>In Reliability:NetworkReceivePacket, note that off-by-1 errors are handled for Stop-and-Wait. <text:s/>This probably corresponds to being within the receive window for TCP implementations. <text:s/>Just a thought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e only cache non pure ack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 pure ack is a packet which has the ack bit set, no other bits are set, and the data length is 0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Expected packet (packet I want) means that the incoming sequence number == context's saved ack numb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f receive buffer is full, we discard packets until it becomes availabl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o need for a ReceiveBufferNotFull event as it is essentially the same as receiving a packet.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table-centering="both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1">04/21/2011</text:date>, <text:time>11:0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4-21T11:03:22</dc:date>
    <dc:creator>Randy Buck</dc:creator>
    <meta:editing-duration>PT151H36M46S</meta:editing-duration>
    <meta:editing-cycles>112</meta:editing-cycles>
    <meta:generator>OpenOffice.org/3.2$Unix OpenOffice.org_project/320m12$Build-9483</meta:generator>
    <meta:printed-by>Randy Buck</meta:printed-by>
    <meta:print-date>2011-04-20T15:33:32</meta:print-date>
    <meta:document-statistic meta:table-count="3" meta:cell-count="53" meta:object-count="0"/>
  </office:meta>
</office:document-meta>
</file>